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88c64" officeooo:paragraph-rsid="00088c64"/>
    </style:style>
    <style:style style:name="P2" style:family="paragraph" style:parent-style-name="Standard">
      <style:text-properties fo:language="en" fo:country="US" officeooo:rsid="000b528f" officeooo:paragraph-rsid="000b528f"/>
    </style:style>
    <style:style style:name="P3" style:family="paragraph" style:parent-style-name="Standard" style:list-style-name="L1">
      <style:text-properties fo:language="en" fo:country="US" officeooo:rsid="000b528f" officeooo:paragraph-rsid="000bc9cc"/>
    </style:style>
    <style:style style:name="P4" style:family="paragraph" style:parent-style-name="Standard" style:list-style-name="L1">
      <style:text-properties fo:language="en" fo:country="US" officeooo:rsid="000b528f" officeooo:paragraph-rsid="000c6019"/>
    </style:style>
    <style:style style:name="P5" style:family="paragraph" style:parent-style-name="Standard" style:list-style-name="L1">
      <style:text-properties fo:language="en" fo:country="US" officeooo:rsid="000b528f" officeooo:paragraph-rsid="000e1220"/>
    </style:style>
    <style:style style:name="P6" style:family="paragraph" style:parent-style-name="Standard" style:list-style-name="L1">
      <style:text-properties fo:language="en" fo:country="US" officeooo:rsid="000b528f" officeooo:paragraph-rsid="000e6692"/>
    </style:style>
    <style:style style:name="T1" style:family="text">
      <style:text-properties officeooo:rsid="000a3f86"/>
    </style:style>
    <style:style style:name="T2" style:family="text">
      <style:text-properties officeooo:rsid="000bc9cc"/>
    </style:style>
    <style:style style:name="T3" style:family="text">
      <style:text-properties officeooo:rsid="000c6019"/>
    </style:style>
    <style:style style:name="T4" style:family="text">
      <style:text-properties fo:color="#c9211e" officeooo:rsid="000c6019"/>
    </style:style>
    <style:style style:name="T5" style:family="text">
      <style:text-properties fo:color="#000000"/>
    </style:style>
    <style:style style:name="T6" style:family="text">
      <style:text-properties fo:color="#000000" officeooo:rsid="000c6019"/>
    </style:style>
    <style:style style:name="T7" style:family="text">
      <style:text-properties fo:color="#000000" officeooo:rsid="000e1220"/>
    </style:style>
    <style:style style:name="T8" style:family="text">
      <style:text-properties fo:color="#000000" officeooo:rsid="000e6692"/>
    </style:style>
    <style:style style:name="T9" style:family="text">
      <style:text-properties fo:color="#000000" officeooo:rsid="000f4bdf"/>
    </style:style>
    <style:style style:name="T10" style:family="text">
      <style:text-properties fo:color="#ff0000" officeooo:rsid="000e669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research has shown satisfactory results. As well as expected, the students stress increased and excitement values of volunteers N1 and N2 <text:s/>reduced along time.</text:p>
      <text:p text:style-name="P1">The student N3 had results far different from other. <text:s/><text:span text:style-name="T1">His values on emotions stress, relaxation and excitement were higher or lower compared to N1,N2 and N4, that means <text:s/>for instance, <text:s/>when other undergraduates showed a reduction on same emotion, student N3 would show further reduction.</text:span></text:p>
      <text:p text:style-name="P2">Observing each emotion individually it’s possible to realize that:</text:p>
      <text:list xml:id="list1842032389" text:style-name="L1">
        <text:list-item>
          <text:p text:style-name="P3">Stress: It’s one of the most important emotions to this paper and it has shown expected results. furthermore its values raised constantly along data collecting <text:span text:style-name="T2">with a standard deviation around 33% including student N3 and 23% without N3 values.</text:span></text:p>
        </text:list-item>
        <text:list-item>
          <text:p text:style-name="P4"><text:span text:style-name="T2">Focus: Behavior of focus was different on each participant, Presented low variance of values from begin of the research until end, as it is able to be concluded by standard deviation of 11%. </text:span></text:p>
        </text:list-item>
        <text:list-item>
          <text:p text:style-name="P5"><text:span text:style-name="T3">Relaxation: Another important emotion to this paper, which has shown controversial feedback due to its constant rise of values along data collecting. </text:span><text:span text:style-name="T4">A possible interpretation to that fact is that students would be more used to university environment and all differences in their lives before and after college, what could has mad them more comfortable.</text:span><text:span text:style-name="T6"> The emotion has not shown high difference of values, hence standard deviation of it was approximately 7% without student N3 and around 14% within </text:span><text:span text:style-name="T7">N3.</text:span></text:p>
        </text:list-item>
        <text:list-item>
          <text:p text:style-name="P5"><text:span text:style-name="T7">Interest: Interest comportment </text:span><text:span text:style-name="T6"><text:s/></text:span><text:span text:style-name="T7">was nearly the same though all data collects. The values of it had little variances and lower standard deviation of all emotions, under 7% even considering N3 in calculus. </text:span></text:p>
        </text:list-item>
        <text:list-item>
          <text:p text:style-name="P6"><text:span text:style-name="T7">Excitement: This feeling presented high alterations on student N3, a big increase from first data collect to last one, it has shown same lower values in mid term collects though. </text:span><text:span text:style-name="T10">Volunteers N1 and N2 reduced excitement values along the research what would likely mean indifference about the course after experimenting first and second semesters.</text:span><text:span text:style-name="T8"> The standard deviation values was around 14% considering participant N3 and 12% without him.</text:span></text:p>
        </text:list-item>
        <text:list-item>
          <text:p text:style-name="P6"><text:span text:style-name="T8">Engagement: Students N2 and N4 presented a high difference from collect 1 to 3, that increase was around 56%. while that, students N1 and N3 did not show significant changes in them values. The general Standard deviation was 21%,</text:span><text:span text:style-name="T9">however</text:span><text:span text:style-name="T8"> building groups of students with N1 and N2 being first group and N2 and N4 a second, </text:span><text:span text:style-name="T9">makes possible to notice that N1 and N3 had no big changes, since standard deviation of the group was 6%. It is not possible to say same of N2 and N4, because their standard deviation was around 30%.</text:span><text:span text:style-name="T8"> <text:s/></text:span><text:span text:style-name="T6"><text:s text:c="2"/></text:span><text:span text:style-name="T5"><text:s text:c="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5:43:55.078456034</meta:creation-date>
    <dc:date>2019-09-19T17:11:43.772651305</dc:date>
    <meta:editing-duration>PT7M26S</meta:editing-duration>
    <meta:editing-cycles>1</meta:editing-cycles>
    <meta:document-statistic meta:table-count="0" meta:image-count="0" meta:object-count="0" meta:page-count="1" meta:paragraph-count="9" meta:word-count="431" meta:character-count="2629" meta:non-whitespace-character-count="2199"/>
    <meta:generator>LibreOffice/6.2.6.2$Linux_X86_64 LibreOffice_project/20$Build-2</meta:generator>
  </office:meta>
</office:document-meta>
</file>